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10000009C3836EC9D628AA1B4.png" manifest:media-type="image/png"/>
  <manifest:file-entry manifest:full-path="Pictures/10000001000002B500000076EDBA12A1F69BDE71.png" manifest:media-type="image/png"/>
  <manifest:file-entry manifest:full-path="Pictures/10000000000001BE0000011D3C795C57A3E4B1F3.png" manifest:media-type="image/png"/>
  <manifest:file-entry manifest:full-path="Pictures/1000000000000298000000EB5C76EF385F010082.png" manifest:media-type="image/png"/>
  <manifest:file-entry manifest:full-path="Pictures/1000000000000289000000E3B73D33A3C8009B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P2" style:family="paragraph" style:parent-style-name="Standard">
      <style:text-properties fo:font-weight="normal" officeooo:rsid="0009d06f" officeooo:paragraph-rsid="0009d06f" style:font-weight-asian="normal" style:font-weight-complex="normal"/>
    </style:style>
    <style:style style:name="P3" style:family="paragraph" style:parent-style-name="Standard">
      <style:text-properties fo:font-weight="normal" officeooo:rsid="000a5631" officeooo:paragraph-rsid="000a563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2"/>
      <text:p text:style-name="P2">Database Connectivity:</text:p>
      <text:p text:style-name="P2"><draw:frame draw:style-name="fr2" draw:name="Image3" text:anchor-type="char" svg:width="5.7764in" svg:height="0.9835in" draw:z-index="2"><draw:image xlink:href="Pictures/10000001000002B500000076EDBA12A1F69BDE71.png" xlink:type="simple" xlink:show="embed" xlink:actuate="onLoad" draw:mime-type="image/png"/></draw:frame></text:p>
      <text:p text:style-name="P2">Table creation:</text:p>
      <text:p text:style-name="P2"><draw:frame draw:style-name="fr3" draw:name="Image1" text:anchor-type="char" svg:width="6.9252in" svg:height="1.0701in" draw:z-index="0"><draw:image xlink:href="Pictures/10000000000003F10000009C3836EC9D628AA1B4.png" xlink:type="simple" xlink:show="embed" xlink:actuate="onLoad" draw:mime-type="image/png"/></draw:frame><draw:frame draw:style-name="fr1" draw:name="Image2" text:anchor-type="char" svg:x="-0.0098in" svg:y="1.1665in" svg:width="3.7165in" svg:height="2.3752in" draw:z-index="1"><draw:image xlink:href="Pictures/10000000000001BE0000011D3C795C57A3E4B1F3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sertion of data</text:p>
      <text:p text:style-name="P3"/>
      <text:p text:style-name="P3"><draw:frame draw:style-name="fr1" draw:name="Image4" text:anchor-type="char" svg:x="0.3701in" svg:y="0.022in" svg:width="5.5335in" svg:height="1.9583in" draw:z-index="3"><draw:image xlink:href="Pictures/1000000000000298000000EB5C76EF385F010082.png" xlink:type="simple" xlink:show="embed" xlink:actuate="onLoad" draw:mime-type="image/png"/></draw:frame><draw:frame draw:style-name="fr1" draw:name="Image5" text:anchor-type="char" svg:x="0.3701in" svg:y="2.0709in" svg:width="5.4083in" svg:height="1.8917in" draw:z-index="4"><draw:image xlink:href="Pictures/1000000000000289000000E3B73D33A3C8009BA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3-12T10:40:55.359000000</dc:date>
    <meta:editing-duration>PT10M19S</meta:editing-duration>
    <meta:editing-cycles>5</meta:editing-cycles>
    <meta:generator>LibreOffice/7.5.1.2$Windows_X86_64 LibreOffice_project/fcbaee479e84c6cd81291587d2ee68cba099e129</meta:generator>
    <meta:document-statistic meta:table-count="0" meta:image-count="5" meta:object-count="0" meta:page-count="2" meta:paragraph-count="5" meta:word-count="8" meta:character-count="62" meta:non-whitespace-character-count="57"/>
  </office:meta>
</office:document-meta>
</file>